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Standard">
      <style:text-properties officeooo:rsid="010ef2d3" officeooo:paragraph-rsid="010ef2d3"/>
    </style:style>
    <style:style style:name="P80" style:family="paragraph" style:parent-style-name="Standard">
      <style:text-properties officeooo:rsid="01189876" officeooo:paragraph-rsid="01189876"/>
    </style:style>
    <style:style style:name="P81" style:family="paragraph" style:parent-style-name="Preformatted_20_Text" style:list-style-name="L1"/>
    <style:style style:name="P8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8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4" style:family="paragraph" style:parent-style-name="Preformatted_20_Text" style:list-style-name="L1">
      <style:paragraph-properties style:writing-mode="lr-tb"/>
    </style:style>
    <style:style style:name="P8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6" style:family="paragraph" style:parent-style-name="Standard">
      <style:text-properties officeooo:rsid="01189876" officeooo:paragraph-rsid="01189876"/>
    </style:style>
    <style:style style:name="P87" style:family="paragraph" style:parent-style-name="Text_20_body" style:list-style-name="L1"/>
    <style:style style:name="P8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style:style style:name="T166" style:family="text">
      <style:text-properties officeooo:rsid="00f4614c"/>
    </style:style>
    <style:style style:name="T167" style:family="text">
      <style:text-properties officeooo:rsid="00f6351f"/>
    </style:style>
    <style:style style:name="T168" style:family="text">
      <style:text-properties officeooo:rsid="00f88f31"/>
    </style:style>
    <style:style style:name="T169" style:family="text">
      <style:text-properties officeooo:rsid="00f9405f"/>
    </style:style>
    <style:style style:name="T170" style:family="text">
      <style:text-properties officeooo:rsid="00fbe18c"/>
    </style:style>
    <style:style style:name="T171" style:family="text">
      <style:text-properties officeooo:rsid="00fca1c7"/>
    </style:style>
    <style:style style:name="T172" style:family="text">
      <style:text-properties officeooo:rsid="00fd49fc"/>
    </style:style>
    <style:style style:name="T173" style:family="text">
      <style:text-properties officeooo:rsid="00fee5ae"/>
    </style:style>
    <style:style style:name="T174" style:family="text">
      <style:text-properties fo:color="#e5c07b" loext:opacity="100%" style:font-name="Consolas" fo:font-size="10.5pt" fo:font-weight="normal" fo:background-color="#282c34" loext:char-shading-value="0"/>
    </style:style>
    <style:style style:name="T175" style:family="text">
      <style:text-properties officeooo:rsid="00fb6413"/>
    </style:style>
    <style:style style:name="T176" style:family="text">
      <style:text-properties officeooo:rsid="0101c872"/>
    </style:style>
    <style:style style:name="T177" style:family="text">
      <style:text-properties officeooo:rsid="0104c916"/>
    </style:style>
    <style:style style:name="T178" style:family="text">
      <style:text-properties officeooo:rsid="010579e7"/>
    </style:style>
    <style:style style:name="T179" style:family="text">
      <style:text-properties officeooo:rsid="01074bf5"/>
    </style:style>
    <style:style style:name="T180" style:family="text">
      <style:text-properties officeooo:rsid="0108e2fb"/>
    </style:style>
    <style:style style:name="T181" style:family="text">
      <style:text-properties officeooo:rsid="010a2a15"/>
    </style:style>
    <style:style style:name="T182" style:family="text">
      <style:text-properties officeooo:rsid="010ae3c4"/>
    </style:style>
    <style:style style:name="T183" style:family="text">
      <style:text-properties officeooo:rsid="010c448e"/>
    </style:style>
    <style:style style:name="T184" style:family="text">
      <style:text-properties officeooo:rsid="010e17fc"/>
    </style:style>
    <style:style style:name="T185" style:family="text">
      <style:text-properties officeooo:rsid="010e60e1"/>
    </style:style>
    <style:style style:name="T186" style:family="text">
      <style:text-properties officeooo:rsid="010ef051"/>
    </style:style>
    <style:style style:name="T187" style:family="text">
      <style:text-properties officeooo:rsid="010f2911"/>
    </style:style>
    <style:style style:name="T188" style:family="text">
      <style:text-properties officeooo:rsid="010fde0d"/>
    </style:style>
    <style:style style:name="T189" style:family="text">
      <style:text-properties officeooo:rsid="0111307a"/>
    </style:style>
    <style:style style:name="T190" style:family="text">
      <style:text-properties officeooo:rsid="011253a1"/>
    </style:style>
    <style:style style:name="T191" style:family="text">
      <style:text-properties officeooo:rsid="0112c08d"/>
    </style:style>
    <style:style style:name="T192" style:family="text">
      <style:text-properties officeooo:rsid="01136fe4"/>
    </style:style>
    <style:style style:name="T193" style:family="text">
      <style:text-properties officeooo:rsid="0114ec05"/>
    </style:style>
    <style:style style:name="T194" style:family="text">
      <style:text-properties officeooo:rsid="0115846f"/>
    </style:style>
    <style:style style:name="T195" style:family="text">
      <style:text-properties officeooo:rsid="0116b669"/>
    </style:style>
    <style:style style:name="T196" style:family="text">
      <style:text-properties officeooo:rsid="011a1c13"/>
    </style:style>
    <style:style style:name="T197" style:family="text">
      <style:text-properties officeooo:rsid="011bb58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8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87"><text:span text:style-name="Strong_20_Emphasis">Edite o arquivo de configuração</text:span> para incluir um virtual host específico para o projeto. Por exemplo, adicione algo assim:</text:p>
          <text:p text:style-name="P82"><text:span text:style-name="Source_20_Text">&lt;VirtualHost *:80&gt;</text:span></text:p>
          <text:p text:style-name="P84"><text:span text:style-name="Source_20_Text"><text:s text:c="4"/>DocumentRoot "C:/laragon/www/joão ribeiro/Laravel 11 Framework, Ecossistema e Projetos Web/notes/public"</text:span></text:p>
          <text:p text:style-name="P84"><text:span text:style-name="Source_20_Text"><text:s text:c="4"/>ServerName notes.test</text:span></text:p>
          <text:p text:style-name="P84"><text:span text:style-name="Source_20_Text"><text:s text:c="4"/>&lt;Directory "C:/laragon/www/joão ribeiro/Laravel 11 Framework, Ecossistema e Projetos Web/notes/public"&gt;</text:span></text:p>
          <text:p text:style-name="P84"><text:span text:style-name="Source_20_Text"><text:s text:c="8"/>AllowOverride All</text:span></text:p>
          <text:p text:style-name="P84"><text:span text:style-name="Source_20_Text"><text:s text:c="8"/>Require all granted</text:span></text:p>
          <text:p text:style-name="P84"><text:span text:style-name="Source_20_Text"><text:s text:c="4"/>&lt;/Directory&gt;</text:span></text:p>
          <text:p text:style-name="P85"><text:span text:style-name="Source_20_Text">&lt;/VirtualHost&gt;</text:span></text:p>
        </text:list-item>
        <text:list-item>
          <text:p text:style-name="P87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88">Abra o arquivo <text:span text:style-name="Source_20_Text">C:\Windows\System32\drivers\etc\hosts</text:span> como administrador.</text:p>
            </text:list-item>
            <text:list-item>
              <text:p text:style-name="P87">Adicione a linha abaixo no final do arquivo:</text:p>
              <text:p text:style-name="P81">Copiar código</text:p>
              <text:p text:style-name="P83"><text:span text:style-name="Source_20_Text">127.0.0.1 notes.test</text:span></text:p>
            </text:list-item>
          </text:list>
        </text:list-item>
        <text:list-item>
          <text:p text:style-name="P8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text:span text:style-name="T164">Efetuando o logout </text:span></text:p>
      <text:p text:style-name="P70">-<text:span text:style-name="T165">foram apresentados facades e métodos nativos do laravel para deslogar </text:span></text:p>
      <text:p text:style-name="P70">-<text:span text:style-name="T165">session() referente ao dados de sessão de um usuário logado </text:span></text:p>
      <text:p text:style-name="P70">-<text:span text:style-name="T165">forget() refere-se a perder os dados de sessão, espera o parâmetro do que será perdido </text:span></text:p>
      <text:p text:style-name="P70">-<text:span text:style-name="T165">maneira mais recomendada, usar a class Auth do laravel e seu método nativo logout() </text:span></text:p>
      <text:p text:style-name="P70"><text:tab/><text:span text:style-name="T165">ex: Auth::logout()</text:span></text:p>
      <text:p text:style-name="P70"/>
      <text:p text:style-name="P71">53-<text:span text:style-name="T166">Fluxo normal de um sistema de autenticação </text:span></text:p>
      <text:p text:style-name="P71">-<text:span text:style-name="T167">Quando o usuário tenta acessar determinada página, de uma determinada url, só deve conseguir <text:tab/>acessar caso o usuário ainda esteja logado. Isso é protegido por um middleware, </text:span><text:span text:style-name="T168">que faz esta <text:tab/>verificação, dentre outras verificações. </text:span><text:span text:style-name="T169">O middleware faz o “meio de campo”.</text:span></text:p>
      <text:p text:style-name="P71"/>
      <text:p text:style-name="P72">54-<text:span text:style-name="T170">introdução as Middleware </text:span></text:p>
      <text:p text:style-name="P72">-<text:span text:style-name="T171">Serve como uma verificação, se passar pela verificação, determinada route com este middleware <text:tab/>pode ser acessada, ela faz um meio de campo.</text:span></text:p>
      <text:p text:style-name="P72">-<text:span text:style-name="T172">Criando um middleware via artisan: </text:span></text:p>
      <text:p text:style-name="P72"><text:tab/>php artisan make:middleware CheckIsLogged <text:s/></text:p>
      <text:p text:style-name="P72">-<text:span text:style-name="T173">Criado um grupo de middleware: </text:span></text:p>
      <text:p text:style-name="P73"><text:span text:style-name="T175"><text:tab/></text:span><text:span text:style-name="T174">Route</text:span><text:span text:style-name="T129">::</text:span><text:span text:style-name="T125">middleware</text:span><text:span text:style-name="T115">([</text:span><text:span text:style-name="T174">CheckIsLogged</text:span><text:span text:style-name="T129">::class</text:span><text:span text:style-name="T115">])</text:span><text:span text:style-name="T129">-&gt;</text:span><text:span text:style-name="T125">group</text:span><text:span text:style-name="T115">(</text:span><text:span text:style-name="T129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6">criando middleware para verificar se usuário NÃO está logado </text:span></text:p>
      <text:p text:style-name="P75"/>
      <text:p text:style-name="P76">56-<text:span text:style-name="T177">criar a página inicial </text:span></text:p>
      <text:p text:style-name="P76">-<text:span text:style-name="T178">usado o template pronto da view ‘home’ para a route ‘/’</text:span></text:p>
      <text:p text:style-name="P76"/>
      <text:p text:style-name="P77">57-<text:span text:style-name="T179">Dados de User, named Routes e Logout </text:span></text:p>
      <text:p text:style-name="P77">-<text:span text:style-name="T183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0">dar nomes as routes: </text:span></text:p>
      <text:p text:style-name="P77"><text:tab/><text:span text:style-name="T181">Usa o método name(‘nome da route’); assim define como se fosse um alias para a route. </text:span></text:p>
      <text:p text:style-name="P77">-<text:span text:style-name="T182">usar as routes pelo name, dentro das views </text:span></text:p>
      <text:p text:style-name="P77"><text:tab/><text:span text:style-name="T182">dentro de uma a href, usa dentro de {{route(‘nome da route’)}}</text:span></text:p>
      <text:p text:style-name="P77"/>
      <text:p text:style-name="P78">58-<text:span text:style-name="T184">Barra de topo para todas as views </text:span></text:p>
      <text:p text:style-name="P78">-<text:span text:style-name="T185">conteúdo do top bar foi inserido a uma views dedicada (top_bar.blade.php) </text:span></text:p>
      <text:p text:style-name="P78">-<text:span text:style-name="T185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6">A vantagem é que, caso algo tenha de ser alterado no top_bar, basta alterar na matriz <text:tab/>(componente), assim, altera para todos que usem ele por @include()</text:span></text:p>
      <text:p text:style-name="P78"/>
      <text:p text:style-name="P79"><text:soft-page-break/>59-carregando as notas do User logado </text:p>
      <text:p text:style-name="P79">-<text:span text:style-name="T189">cada model do eloquent representa uma tabela na base de dados</text:span></text:p>
      <text:p text:style-name="P79">-<text:span text:style-name="T191">quando tem uma chave primária, como na User, <text:s/>significa que só existem 1 ID para cada usuário</text:span></text:p>
      <text:p text:style-name="P79">-<text:span text:style-name="T192">o mesmo na tabela de notes, cada notes tem seu ID único</text:span></text:p>
      <text:p text:style-name="P79">-<text:span text:style-name="T187">relacionamento com Eloquent ORM </text:span></text:p>
      <text:p text:style-name="P79"><text:tab/><text:span text:style-name="T188">ex: para 1 User </text:span><text:span text:style-name="T189">pode ter</text:span><text:span text:style-name="T188"> várias notes / </text:span><text:span text:style-name="T190">1 para muito</text:span><text:span text:style-name="T188"> </text:span><text:span text:style-name="T189">(</text:span><text:span text:style-name="T190">One to many</text:span><text:span text:style-name="T189">)</text:span></text:p>
      <text:p text:style-name="P79"><text:tab/><text:tab/><text:span text:style-name="T193">tendo o id de User e user_id de notes, onde o id do user pode ir em várias linhas da <text:tab/><text:tab/><text:tab/>tabela notes, na coluna user_id</text:span></text:p>
      <text:p text:style-name="P79">-<text:span text:style-name="T194">fazendo o relacionamento entre User e Note </text:span></text:p>
      <text:p text:style-name="P79"><text:tab/><text:span text:style-name="T194">na model User faz o hasMany() , tem muitos, 1 User pode ocorrer em várias linhas de Note</text:span></text:p>
      <text:p text:style-name="P79"><text:tab/><text:span text:style-name="T195">na model Note faz o belongTo() , pertence a, significa que recebe dados de User </text:span></text:p>
      <text:p text:style-name="P79"/>
      <text:p text:style-name="P80">60-<text:span text:style-name="T196">apresentando as notas do User logado </text:span></text:p>
      <text:p text:style-name="P80">-<text:span text:style-name="T197">os dados retornados de notes para a view home, foram colocados dentro dos seus campos <text:tab/>dinamicamente, usando a diretiba do blade com {{ $array[‘dado’]}}</text:span></text:p>
      <text:p text:style-name="P80">-<text:span text:style-name="T197">foi também criado uma view dedicada aos dados iterados por foreach, e incluídas na home usando <text:tab/>a diretiva @include(‘nome da view’)</text:span></text:p>
      <text:p text:style-name="P80"/>
      <text:p text:style-name="P80"/>
      <text:p text:style-name="P79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30T16:40:54.483000000</dc:date>
    <meta:editing-duration>P1DT3H13M20S</meta:editing-duration>
    <meta:editing-cycles>254</meta:editing-cycles>
    <meta:generator>LibreOffice/24.2.3.2$Windows_X86_64 LibreOffice_project/433d9c2ded56988e8a90e6b2e771ee4e6a5ab2ba</meta:generator>
    <meta:document-statistic meta:table-count="0" meta:image-count="0" meta:object-count="0" meta:page-count="9" meta:paragraph-count="265" meta:word-count="2899" meta:character-count="18808" meta:non-whitespace-character-count="15584"/>
  </office:meta>
</office:document-meta>
</file>